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99c" officeooo:paragraph-rsid="0003899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u du <text:span text:style-name="T1">p</text:span>lus ou <text:span text:style-name="T1">m</text:span>oins, avec perturbation pseudo-<text:span text:style-name="T1">al</text:span>éatoire.</text:p>
      <text:p text:style-name="P1">Le nombre entré est modifié et c'est le résultat, non affiché, qui est testé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23:39:39.393483250</meta:creation-date>
    <dc:date>2021-11-26T23:50:41.723296227</dc:date>
    <meta:editing-duration>PT5M55S</meta:editing-duration>
    <meta:editing-cycles>2</meta:editing-cycles>
    <meta:generator>LibreOffice/7.2.2.2$Linux_X86_64 LibreOffice_project/20$Build-2</meta:generator>
    <meta:document-statistic meta:table-count="0" meta:image-count="0" meta:object-count="0" meta:page-count="1" meta:paragraph-count="2" meta:word-count="22" meta:character-count="134" meta:non-whitespace-character-count="114"/>
  </office:meta>
</office:document-meta>
</file>